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ff950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092cm" svg:height="0.8cm" svg:x="2.222cm" svg:y="13.0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092cm" svg:height="0.8cm" svg:x="14.922cm" svg:y="13.01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073cm" fo:page-height="15.9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1T12:28:05.455798290</meta:creation-date>
    <dc:date>2016-05-21T13:02:35.351783613</dc:date>
    <dc:creator>elucterio </dc:creator>
    <meta:editing-duration>PT28M52S</meta:editing-duration>
    <meta:editing-cycles>16</meta:editing-cycles>
    <meta:generator>LibreOffice/4.2.8.2$Linux_X86_64 LibreOffice_project/420m0$Build-2</meta:generator>
    <meta:document-statistic meta:object-count="2"/>
  </office:meta>
</office:document-meta>
</file>